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7ee22" officeooo:paragraph-rsid="0007ee22"/>
    </style:style>
    <style:style style:name="P2" style:family="paragraph" style:parent-style-name="Standard">
      <style:paragraph-properties fo:text-align="start" style:justify-single-word="false"/>
      <style:text-properties officeooo:rsid="0007ee22" officeooo:paragraph-rsid="0007ee22"/>
    </style:style>
    <style:style style:name="P3" style:family="paragraph" style:parent-style-name="Standard">
      <style:paragraph-properties fo:text-align="start" style:justify-single-word="false"/>
      <style:text-properties officeooo:rsid="0008021b" officeooo:paragraph-rsid="0008021b"/>
    </style:style>
    <style:style style:name="P4" style:family="paragraph" style:parent-style-name="Standard">
      <style:paragraph-properties fo:text-align="start" style:justify-single-word="false"/>
      <style:text-properties style:text-underline-style="solid" style:text-underline-width="auto" style:text-underline-color="font-color" officeooo:rsid="0007ee22" officeooo:paragraph-rsid="0007ee22"/>
    </style:style>
    <style:style style:name="P5" style:family="paragraph" style:parent-style-name="Standard">
      <style:paragraph-properties fo:text-align="start" style:justify-single-word="false"/>
      <style:text-properties style:text-underline-style="solid" style:text-underline-width="auto" style:text-underline-color="font-color" officeooo:rsid="0008021b" officeooo:paragraph-rsid="0008021b"/>
    </style:style>
    <style:style style:name="P6" style:family="paragraph" style:parent-style-name="Standard">
      <style:paragraph-properties fo:text-align="start" style:justify-single-word="false"/>
      <style:text-properties officeooo:rsid="0008021b" officeooo:paragraph-rsid="000fe7fd"/>
    </style:style>
    <style:style style:name="T1" style:family="text">
      <style:text-properties officeooo:rsid="0009d8b4"/>
    </style:style>
    <style:style style:name="T2" style:family="text">
      <style:text-properties officeooo:rsid="000b44c9"/>
    </style:style>
    <style:style style:name="T3" style:family="text">
      <style:text-properties officeooo:rsid="00104ae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k McMurtury and Cody Butler</text:p>
      <text:p text:style-name="P1">Lab 4</text:p>
      <text:p text:style-name="P1">11/26/19</text:p>
      <text:p text:style-name="P1"/>
      <text:p text:style-name="P4">Description:</text:p>
      <text:p text:style-name="P2"><text:tab/>We were tasked with creating a cpu module that could perform R-type and I-type mips instructions. The cpu must read in the mips instructions that had been encoded in hexadecimal instructions. The program should implement the add, addu, sub, subu, mult, multu, and, or, xor, nor sll, srl, sra, slt, sltu, mfhi, mflo, and nop R-type instructions. The program should also implement the lui, addi, addiu, andi, ori, xori, and slti I-type instructions.</text:p>
      <text:p text:style-name="P2"/>
      <text:p text:style-name="P4">Mips Code Tested:</text:p>
      <text:p text:style-name="P2"><text:tab/>.text</text:p>
      <text:p text:style-name="P2"><text:tab/>li<text:tab/>$2,429496730<text:tab/># regs(2) &lt;= 0.1</text:p>
      <text:p text:style-name="P2"><text:tab/>li<text:tab/>$3,10<text:tab/><text:tab/># regs(3) &lt;= 10</text:p>
      <text:p text:style-name="P2"><text:tab/>li<text:tab/>$4,23456789<text:tab/># user input (replace with sra)</text:p>
      <text:p text:style-name="P2"><text:tab/>li <text:tab/>$1, 3</text:p>
      <text:p text:style-name="P2"><text:tab/></text:p>
      <text:p text:style-name="P2"><text:tab/>multu<text:tab/>$4,$2</text:p>
      <text:p text:style-name="P2"><text:tab/>mfhi<text:tab/>$4<text:tab/><text:tab/># regs(4) &lt;= whole part of product</text:p>
      <text:p text:style-name="P2"><text:tab/>mflo<text:tab/>$5<text:tab/><text:tab/># regs(5) &lt;= fractional part of product</text:p>
      <text:p text:style-name="P2"><text:tab/>multu<text:tab/>$5,$3</text:p>
      <text:p text:style-name="P2"><text:tab/>mfhi<text:tab/>$5<text:tab/><text:tab/># regs(5) &lt;= modulo value</text:p>
      <text:p text:style-name="P2"><text:tab/>sll<text:tab/>$5,$5,28</text:p>
      <text:p text:style-name="P2"><text:tab/>srl<text:tab/>$6,$5,4</text:p>
      <text:p text:style-name="P2"><text:tab/>or<text:tab/>$6,$6,$5</text:p>
      <text:p text:style-name="P2"><text:tab/></text:p>
      <text:p text:style-name="P2"><text:tab/>srl<text:tab/>$22,$5,0</text:p>
      <text:p text:style-name="P2"/>
      <text:p text:style-name="P2"><text:tab/>add $19, $5, $3</text:p>
      <text:p text:style-name="P2"><text:tab/>sub $7, $3, $2</text:p>
      <text:p text:style-name="P2"><text:tab/>mult $2, $4</text:p>
      <text:p text:style-name="P2"><text:tab/>mflo $8</text:p>
      <text:p text:style-name="P2"><text:tab/>addu $9, $1, $6</text:p>
      <text:p text:style-name="P2"><text:tab/>subu $10, $4, $4</text:p>
      <text:p text:style-name="P2"/>
      <text:p text:style-name="P2"><text:tab/>and $11, $1, $2</text:p>
      <text:p text:style-name="P2"><text:tab/>xor $20, $2, $5</text:p>
      <text:p text:style-name="P2"><text:tab/>nor $21, $3, $4</text:p>
      <text:p text:style-name="P2"><text:tab/>sra $12, $5, 10</text:p>
      <text:p text:style-name="P2"><text:tab/>slt $13, $2, $3</text:p>
      <text:p text:style-name="P2"><text:tab/>sltu $14, $5, $6</text:p>
      <text:p text:style-name="P2"><text:tab/></text:p>
      <text:p text:style-name="P2"><text:tab/>nop</text:p>
      <text:p text:style-name="P2"/>
      <text:p text:style-name="P2"><text:tab/>addi $15, $5, 4</text:p>
      <text:p text:style-name="P2"><text:tab/>andi $16, $4, 8</text:p>
      <text:p text:style-name="P2"><text:tab/>xori $17, $2, 10</text:p>
      <text:p text:style-name="P2"><text:tab/>slti $18, $3, 20</text:p>
      <text:p text:style-name="P5"><text:soft-page-break/>Hexadecimal code:</text:p>
      <text:p text:style-name="P3">3c011999</text:p>
      <text:p text:style-name="P3">3422999a</text:p>
      <text:p text:style-name="P3">2403000a</text:p>
      <text:p text:style-name="P3">3c010165</text:p>
      <text:p text:style-name="P3">3424ec15</text:p>
      <text:p text:style-name="P3">24010003</text:p>
      <text:p text:style-name="P3">00820019</text:p>
      <text:p text:style-name="P3">00002010</text:p>
      <text:p text:style-name="P3">00002812</text:p>
      <text:p text:style-name="P3">00a30019</text:p>
      <text:p text:style-name="P3">00002810</text:p>
      <text:p text:style-name="P3">00052f00</text:p>
      <text:p text:style-name="P3">00053102</text:p>
      <text:p text:style-name="P3">00c53025</text:p>
      <text:p text:style-name="P3">0005b002</text:p>
      <text:p text:style-name="P3">00a39820</text:p>
      <text:p text:style-name="P3">00623822</text:p>
      <text:p text:style-name="P3">00440018</text:p>
      <text:p text:style-name="P3">00004012</text:p>
      <text:p text:style-name="P3">00264821</text:p>
      <text:p text:style-name="P3">00845023</text:p>
      <text:p text:style-name="P3">00225824</text:p>
      <text:p text:style-name="P3">0045a026</text:p>
      <text:p text:style-name="P3">0064a827</text:p>
      <text:p text:style-name="P3">00056283</text:p>
      <text:p text:style-name="P3">0043682a</text:p>
      <text:p text:style-name="P3">00a6702b</text:p>
      <text:p text:style-name="P3">00000000</text:p>
      <text:p text:style-name="P3">20af0004</text:p>
      <text:p text:style-name="P3">30900008</text:p>
      <text:p text:style-name="P3">3851000a</text:p>
      <text:p text:style-name="P3">28720014</text:p>
      <text:p text:style-name="P3"/>
      <text:p text:style-name="P5">Results and Discussion:</text:p>
      <text:p text:style-name="P3"><text:tab/><text:span text:style-name="T1">After testing each mips instruction throughly our program sets each result in its own register in memory. Our CPU incorporates a three stage pipeline where it fetches the instruction, decodes and executes the instruction, and writes back the result if prompted to. We tested our cpu using a do file and then compared our results to the assembled mips code.</text:span></text:p>
      <text:p text:style-name="P6"><text:tab/><text:span text:style-name="T2">We used multiple multiplexers to accurately determine where our write back signal was being generated. This was dependent upon the instruction as to where the write back signal was coming from, being lo_EX or hi_EX respectively. We also instantiate a register file and an ALU to determine and set our signals for our CPU. We created an always_comb block with instantiated signals that would be used for base case functions. We created a stall condition that would allow our program to perform the phases of the pipeline in order by stalling a stage if the previous instruction is fetching an instruction, executing/decoding the instruction, or writing back the data. Within each instruction if/if else statement we update our signals that are driven or are prompted by the instruction waiting to be executed.</text:span></text:p>
      <text:p text:style-name="P6"><text:tab/><text:span text:style-name="T3">When testing our code initially, we noticed an error in the program we tested. It was reading from a register that did not have any data written to it. The instruction was trying to perform a logical </text:span><text:soft-page-break/><text:span text:style-name="T3">right shift by 4 bits, but the register did not have any data written there so the value from the register was a don’t care value. This affected the rest of our testing as it changed our results from our expected outputs. In model sim we generated all 4,096 of our memory registers to compare the results from the simulation to our assembled mips program. Once we changed where the data was being read from for that one instruction, our outputs began matching the assembled code. We also had to ensure our rdrt_EX signal was correct, as our I-type instructions were dependent upon that signal. We had to change the signal value for mfhi, mflo, and our shift instructions to match where the values were being read from, either the rd or rt signal. We tested each instruction we wrote in our CPU to ensure the results were being accurately calcula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6T17:50:05.193786427</meta:creation-date>
    <dc:date>2019-12-02T11:15:29.303640446</dc:date>
    <meta:editing-duration>PT6M9S</meta:editing-duration>
    <meta:editing-cycles>3</meta:editing-cycles>
    <meta:generator>LibreOffice/5.1.6.2$Linux_X86_64 LibreOffice_project/10m0$Build-2</meta:generator>
    <meta:document-statistic meta:table-count="0" meta:image-count="0" meta:object-count="0" meta:page-count="3" meta:paragraph-count="77" meta:word-count="625" meta:character-count="3610" meta:non-whitespace-character-count="3016"/>
  </office:meta>
</office:document-meta>
</file>